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8cm" fo:margin-left="0cm" fo:margin-top="0cm" fo:margin-bottom="0cm" table:align="left" style:writing-mode="page"/>
    </style:style>
    <style:style style:name="Tabela1.A" style:family="table-column">
      <style:table-column-properties style:column-width="8.985cm"/>
    </style:style>
    <style:style style:name="Tabela1.B" style:family="table-column">
      <style:table-column-properties style:column-width="9.015cm"/>
    </style:style>
    <style:style style:name="Tabela1.1" style:family="table-row">
      <style:table-row-properties style:min-row-height="2.12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Tabela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-complex="Arial1"/>
    </style:style>
    <style:style style:name="P2" style:family="paragraph" style:parent-style-name="Heading_20_1">
      <loext:graphic-properties draw:fill="solid" draw:fill-color="#dfdfdf"/>
      <style:paragraph-properties fo:background-color="#dfdfdf">
        <style:tab-stops>
          <style:tab-stop style:position="8.47cm" style:type="center"/>
        </style:tab-stops>
      </style:paragraph-properties>
    </style:style>
    <style:style style:name="P3" style:family="paragraph" style:parent-style-name="Heading_20_1">
      <loext:graphic-properties draw:fill="solid" draw:fill-color="#dfdfdf"/>
      <style:paragraph-properties fo:text-align="justify" style:justify-single-word="false" fo:background-color="#dfdfdf">
        <style:tab-stops>
          <style:tab-stop style:position="8.47cm" style:type="center"/>
        </style:tab-stops>
      </style:paragraph-properties>
    </style:style>
    <style:style style:name="P4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</style:style>
    <style:style style:name="P5" style:family="paragraph" style:parent-style-name="List_20_Paragraph" style:list-style-name="WWNum6">
      <style:paragraph-properties fo:text-align="justify" style:justify-single-word="false"/>
    </style:style>
    <style:style style:name="P6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</style:style>
    <style:style style:name="P7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9e507" officeooo:paragraph-rsid="0009e507"/>
    </style:style>
    <style:style style:name="P8" style:family="paragraph" style:parent-style-name="List_20_Paragraph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9" style:family="paragraph" style:parent-style-name="List_20_Paragraph" style:list-style-name="WWNum21">
      <style:paragraph-properties fo:margin-top="0.071cm" fo:margin-bottom="0cm" style:contextual-spacing="true" fo:text-align="justify" style:justify-single-word="false"/>
      <style:text-properties officeooo:rsid="000b8e63" officeooo:paragraph-rsid="000b8e63"/>
    </style:style>
    <style:style style:name="P10" style:family="paragraph" style:parent-style-name="List_20_Paragraph" style:list-style-name="WWNum20">
      <loext:graphic-properties draw:fill="solid" draw:fill-color="#ffffff"/>
      <style:paragraph-properties fo:text-align="justify" style:justify-single-word="false" fo:background-color="#ffffff"/>
      <style:text-properties officeooo:rsid="000e7537" officeooo:paragraph-rsid="000e7537"/>
    </style:style>
    <style:style style:name="P11" style:family="paragraph" style:parent-style-name="Standard" style:master-page-name="Standard">
      <style:paragraph-properties fo:line-height="115%" fo:orphans="0" fo:widows="0" style:page-number="1" fo:padding="0cm" fo:border="none" style:shadow="none" style:join-border="false"/>
      <style:text-properties fo:color="#000000" loext:opacity="100%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text-align="justify" style:justify-single-word="false" fo:padding="0cm" fo:border="none" style:shadow="none" style:join-border="false"/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P13" style:family="paragraph" style:parent-style-name="Standard">
      <style:paragraph-properties fo:text-align="center" style:justify-single-word="false"/>
      <style:text-properties fo:font-size="20pt" style:font-name-asian="Impact" style:font-size-asian="20pt" style:font-name-complex="Arial1" style:font-size-complex="20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.635cm" fo:margin-top="0.071cm" fo:margin-bottom="0cm" style:contextual-spacing="false" fo:text-align="center" style:justify-single-word="false"/>
    </style:style>
    <style:style style:name="P16" style:family="paragraph" style:parent-style-name="Standard">
      <style:paragraph-properties fo:margin-top="0.176cm" fo:margin-bottom="0cm" style:contextual-spacing="false" fo:text-align="center" style:justify-single-word="false"/>
    </style:style>
    <style:style style:name="P17" style:family="paragraph" style:parent-style-name="Standard">
      <style:paragraph-properties fo:margin-left="0.635cm" fo:margin-top="0.071cm" fo:margin-bottom="0cm" style:contextual-spacing="false" fo:text-align="center" style:justify-single-word="false"/>
      <style:text-properties style:font-name-asian="Tahoma1" style:font-name-complex="Arial1"/>
    </style:style>
    <style:style style:name="P18" style:family="paragraph" style:parent-style-name="Standard">
      <style:text-properties style:font-name-asian="Tahoma1" style:font-name-complex="Arial1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-asian="Tahoma1" style:font-name-complex="Arial1"/>
    </style:style>
    <style:style style:name="P20" style:family="paragraph" style:parent-style-name="Standard">
      <style:paragraph-properties fo:margin-top="0.071cm" fo:margin-bottom="0cm" style:contextual-spacing="false" fo:text-align="justify" style:justify-single-word="false"/>
      <style:text-properties style:font-name-asian="Tahoma1" style:font-name-complex="Arial1"/>
    </style:style>
    <style:style style:name="P21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  <style:text-properties style:font-name-asian="Tahoma1" style:font-name-complex="Arial1"/>
    </style:style>
    <style:style style:name="P22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asian="Tahoma1" style:font-name-complex="Arial1"/>
    </style:style>
    <style:style style:name="P23" style:family="paragraph" style:parent-style-name="Standard">
      <style:text-properties style:font-name-asian="Tahoma1"/>
    </style:style>
    <style:style style:name="P24" style:family="paragraph" style:parent-style-name="Standard">
      <style:paragraph-properties fo:margin-top="0.176cm" fo:margin-bottom="0cm" style:contextual-spacing="false" fo:text-align="justify" style:justify-single-word="false"/>
      <style:text-properties style:font-name-complex="Arial1"/>
    </style:style>
    <style:style style:name="P25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style:font-name-complex="Arial1"/>
    </style:style>
    <style:style style:name="P26" style:family="paragraph" style:parent-style-name="Standard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paragraph-rsid="000b8e63" style:font-name-complex="Arial1"/>
    </style:style>
    <style:style style:name="P27" style:family="paragraph" style:parent-style-name="Standard" style:list-style-name="L1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rsid="000cdc0e" officeooo:paragraph-rsid="000cdc0e" style:font-name-complex="Arial1"/>
    </style:style>
    <style:style style:name="P28" style:family="paragraph" style:parent-style-name="Standard">
      <style:paragraph-properties fo:text-align="center" style:justify-single-word="false"/>
      <style:text-properties officeooo:rsid="000dee90" officeooo:paragraph-rsid="000dee90"/>
    </style:style>
    <style:style style:name="P29" style:family="paragraph" style:parent-style-name="Standard">
      <style:paragraph-properties fo:text-align="justify" style:justify-single-word="false"/>
      <style:text-properties style:font-name-asian="Century Gothic" style:font-name-complex="Arial1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9e507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background-color="#ffffff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text-indent="1.27cm" style:auto-text-indent="false" fo:background-color="#ffffff"/>
      <style:text-properties officeooo:paragraph-rsid="000b8e63"/>
    </style:style>
    <style:style style:name="P34" style:family="paragraph" style:parent-style-name="Standard">
      <style:paragraph-properties fo:text-align="justify" style:justify-single-word="false" fo:padding="0cm" fo:border="none" style:shadow="none" style:join-border="false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</style:style>
    <style:style style:name="P36" style:family="paragraph" style:parent-style-name="Standard">
      <style:paragraph-properties fo:margin-top="0.071cm" fo:margin-bottom="0cm" style:contextual-spacing="false" fo:text-align="justify" style:justify-single-word="false" fo:text-indent="0.501cm" style:auto-text-indent="false"/>
    </style:style>
    <style:style style:name="P37" style:family="paragraph" style:parent-style-name="Standard">
      <style:paragraph-properties fo:margin-top="0.071cm" fo:margin-bottom="0cm" style:contextual-spacing="false" fo:text-align="justify" style:justify-single-word="false"/>
    </style:style>
    <style:style style:name="P38" style:family="paragraph" style:parent-style-name="Standard" style:list-style-name="L2">
      <style:paragraph-properties fo:margin-top="0.071cm" fo:margin-bottom="0cm" style:contextual-spacing="false" fo:text-align="justify" style:justify-single-word="false">
        <style:tab-stops>
          <style:tab-stop style:position="0.501cm"/>
        </style:tab-stops>
      </style:paragraph-properties>
      <style:text-properties officeooo:paragraph-rsid="000b8e63"/>
    </style:style>
    <style:style style:name="P39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style="italic" style:font-style-asian="italic" style:font-name-complex="Arial1"/>
    </style:style>
    <style:style style:name="P40" style:family="paragraph" style:parent-style-name="Standard">
      <style:paragraph-properties fo:text-align="justify" style:justify-single-word="false">
        <style:tab-stops>
          <style:tab-stop style:position="4.501cm"/>
        </style:tab-stops>
      </style:paragraph-properties>
      <style:text-properties fo:font-weight="bold" style:font-name-asian="Tahoma1" style:font-weight-asian="bold" style:font-name-complex="Arial1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-complex="Arial1">
        <loext:char-complex-color loext:theme-type="dark1" loext:color-type="theme"/>
      </style:text-properties>
    </style:style>
    <style:style style:name="T1" style:family="text">
      <style:text-properties fo:color="#000000" loext:opacity="100%" fo:font-size="11pt" style:font-name-asian="Arial1" style:font-size-asian="11pt" style:font-name-complex="Arial1" style:font-size-complex="11pt"/>
    </style:style>
    <style:style style:name="T2" style:family="text">
      <style:text-properties fo:color="#000000" loext:opacity="100%" style:text-underline-style="solid" style:text-underline-width="auto" style:text-underline-color="font-color" style:font-name-asian="Trebuchet MS" style:font-name-complex="Arial1"/>
    </style:style>
    <style:style style:name="T3" style:family="text">
      <style:text-properties fo:font-size="20pt" style:font-name-asian="Impact" style:font-size-asian="20pt" style:font-name-complex="Arial1" style:font-size-complex="20pt"/>
    </style:style>
    <style:style style:name="T4" style:family="text">
      <style:text-properties style:font-name-complex="Arial1"/>
    </style:style>
    <style:style style:name="T5" style:family="text">
      <style:text-properties style:font-name-asian="Tahoma1"/>
    </style:style>
    <style:style style:name="T6" style:family="text">
      <style:text-properties style:font-name-asian="Tahoma1" style:font-name-complex="Arial1"/>
    </style:style>
    <style:style style:name="T7" style:family="text">
      <style:text-properties officeooo:rsid="00081106" style:font-name-asian="Tahoma1" style:font-name-complex="Arial1"/>
    </style:style>
    <style:style style:name="T8" style:family="text">
      <style:text-properties officeooo:rsid="0009e507" style:font-name-asian="Tahoma1" style:font-name-complex="Arial1"/>
    </style:style>
    <style:style style:name="T9" style:family="text">
      <style:text-properties fo:font-size="9pt" style:font-size-asian="9pt" style:font-name-complex="Arial1" style:font-size-complex="9pt"/>
    </style:style>
    <style:style style:name="T10" style:family="text">
      <style:text-properties fo:font-size="16pt" style:font-name-asian="Century Gothic" style:font-size-asian="16pt" style:font-name-complex="Arial1" style:font-size-complex="16pt"/>
    </style:style>
    <style:style style:name="T11" style:family="text">
      <style:text-properties style:font-name-asian="Century Gothic" style:font-name-complex="Arial1"/>
    </style:style>
    <style:style style:name="T12" style:family="text">
      <style:text-properties style:font-name="Arial" fo:font-size="10pt" fo:font-weight="bold" style:font-name-asian="Tahoma1" style:font-size-asian="10pt" style:font-weight-asian="bold" style:font-name-complex="Arial1" style:font-size-complex="10pt"/>
    </style:style>
    <style:style style:name="T13" style:family="text">
      <style:text-properties fo:font-style="italic" style:font-style-asian="italic" style:font-name-complex="Arial1"/>
    </style:style>
    <style:style style:name="T14" style:family="text">
      <style:text-properties fo:font-weight="bold" style:font-name-asian="Tahoma1" style:font-weight-asian="bold" style:font-name-complex="Arial1"/>
    </style:style>
    <style:style style:name="T15" style:family="text">
      <style:text-properties fo:font-weight="bold" style:font-name-asian="Tahoma1" style:font-weight-asian="bold" style:font-name-complex="Arial1" style:font-weight-complex="bold"/>
    </style:style>
    <style:style style:name="T16" style:family="text">
      <style:text-properties fo:color="#5b9bd5" loext:opacity="100%" fo:font-weight="bold" style:font-name-asian="Tahoma1" style:font-weight-asian="bold" style:font-name-complex="Arial1">
        <loext:char-complex-color loext:theme-type="accent1" loext:color-type="theme"/>
      </style:text-properties>
    </style:style>
    <style:style style:name="T17" style:family="text">
      <style:text-properties fo:color="#000000" loext:opacity="100%" style:font-name-complex="Arial1">
        <loext:char-complex-color loext:theme-type="dark1" loext:color-type="theme"/>
      </style:text-properties>
    </style:style>
    <style:style style:name="T18" style:family="text">
      <style:text-properties officeooo:rsid="000b8e63"/>
    </style:style>
    <style:style style:name="T19" style:family="text">
      <style:text-properties officeooo:rsid="000cdc0e"/>
    </style:style>
    <style:style style:name="T20" style:family="text">
      <style:text-properties officeooo:rsid="000e2994"/>
    </style:style>
    <style:style style:name="T21" style:family="text">
      <style:text-properties officeooo:rsid="000e75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 loext:marker-style-name="T3"/>
            <text:p text:style-name="P14" loext:marker-style-name="T3"><text:span text:style-name="T3">Tomás Santana de souza</text:span><text:span text:style-name="T3"/></text:p>
            <text:p text:style-name="P1">Linkedin: www.linkedin.com/in/tomas-santana-s</text:p>
            <text:p text:style-name="P14" loext:marker-style-name="T4"><text:span text:style-name="T4">GitHub/Portfólio: github.com/54M07</text:span><text:span text:style-name="T4"/></text:p>
          </table:table-cell>
          <table:table-cell table:style-name="Tabela1.B1" office:value-type="string">
            <text:p text:style-name="P17" loext:marker-style-name="T6"/>
            <text:p text:style-name="P15" loext:marker-style-name="T6"><text:span text:style-name="T6">(21) 967691025</text:span><text:span text:style-name="T6"/></text:p>
            <text:p text:style-name="P15" loext:marker-style-name="T6"><text:span text:style-name="T6">tomas_ss@aol.com</text:span><text:span text:style-name="T6"/></text:p>
            <text:p text:style-name="P15" loext:marker-style-name="T6"><text:bookmark text:name="bookmark=id.gjdgxs"/><text:span text:style-name="T6"><text:s/>Ubatuba – São Paulo</text:span><text:span text:style-name="T6"/></text:p>
          </table:table-cell>
        </table:table-row>
      </table:table>
      <text:p text:style-name="P24" loext:marker-style-name="T4"/>
      <text:p text:style-name="P16" loext:marker-style-name="T9"><text:span text:style-name="T9">OBJETIVO PROFISSIONAL</text:span><text:span text:style-name="T9"/></text:p>
      <text:p text:style-name="P28" loext:marker-style-name="T10"><text:span text:style-name="T10">Estágio em T.I.</text:span></text:p>
      <text:p text:style-name="P29" loext:marker-style-name="T11"/>
      <text:h text:style-name="P2" text:outline-level="1" loext:marker-style-name="T12"><text:span text:style-name="T12">RESUMO DE QUALIFICAÇÕES</text:span><text:span text:style-name="T12"/></text:h>
      <text:p text:style-name="P18" loext:marker-style-name="T4"/>
      <text:p text:style-name="P30" loext:marker-style-name="T6"><text:span text:style-name="T7">Sou</text:span><text:span text:style-name="T6"> graduando em Sistemas de Informação, pela Faculdade Descomplica </text:span><text:span text:style-name="T7">UniAmerica</text:span><text:span text:style-name="T6">, <text:s/>tenho desenvolvido uma sólida compreensão dos </text:span><text:span text:style-name="T7">P</text:span><text:span text:style-name="T6">rincípios de </text:span><text:span text:style-name="T7">P</text:span><text:span text:style-name="T6">rogramação, </text:span><text:span text:style-name="T7">Fundamentos da Computação, Banco de Dados, Redes </text:span><text:span text:style-name="T6">e das tecnologias de desenvolvimento web. Tenho um perfil analítico e uma capacidade natural de resolver problemas, o que me permite abordar desafios de maneira eficaz e criativa.</text:span></text:p>
      <text:p text:style-name="P19" loext:marker-style-name="T6"/>
      <text:p text:style-name="P31" loext:marker-style-name="T6"><text:span text:style-name="T6">Durante meu </text:span><text:span text:style-name="T8">curso de Engenheiro Front-End <text:s/>pela a EBAC - Escola Britânica de Artes Criativas e Tecnologia </text:span><text:span text:style-name="T6">, fiz <text:s/>projetos focados na criação de aplicações web interativas. Através desses projetos, adquiri habilidades em desenvolvimento </text:span><text:span text:style-name="T8">web</text:span><text:span text:style-name="T6"> com HTML, CSS e JavaScript.</text:span></text:p>
      <text:p text:style-name="P19" loext:marker-style-name="T6"/>
      <text:p text:style-name="P32" loext:marker-style-name="T6"><text:span text:style-name="T6">Minhas habilidades técnicas incluem:</text:span><text:span text:style-name="T6"/></text:p>
      <text:p text:style-name="P19" loext:marker-style-name="T6"/>
      <text:list text:style-name="WWNum20">
        <text:list-item>
          <text:p text:style-name="P4" loext:marker-style-name="T6"><text:span text:style-name="T6">Desenvolvimento de interfaces web atraentes e responsivas.</text:span><text:span text:style-name="T6"/></text:p>
        </text:list-item>
        <text:list-item>
          <text:p text:style-name="P4" loext:marker-style-name="T6"><text:span text:style-name="T6">Utilização de tecnologias front-end, incluindo HTML5, CSS3, </text:span><text:span text:style-name="T8">SASS, LESS</text:span><text:span text:style-name="T6"> e JavaScript.</text:span></text:p>
        </text:list-item>
        <text:list-item>
          <text:p text:style-name="P4" loext:marker-style-name="T6"><text:span text:style-name="T8">Conhecimento de </text:span><text:span text:style-name="T6">ferramentas como Gulp e Grunt </text:span><text:span text:style-name="T8">para automação de tarefas.</text:span></text:p>
        </text:list-item>
        <text:list-item>
          <text:p text:style-name="P4" loext:marker-style-name="T6"><text:span text:style-name="T6">Colaboração usando ferramentas de controle de versão como Git.</text:span></text:p>
        </text:list-item>
        <text:list-item>
          <text:p text:style-name="P7" loext:marker-style-name="T6"><text:span text:style-name="T6">Implementação de integração eficaz com REST APIs e comunicação assíncrona via AJAX para aprimorar a interatividade em aplicações web.</text:span></text:p>
        </text:list-item>
        <text:list-item>
          <text:p text:style-name="P10" loext:marker-style-name="T6"><text:span text:style-name="T6">Conhecimento básico em Frameworks como Angular, Vue.js, React.</text:span></text:p>
        </text:list-item>
      </text:list>
      <text:p text:style-name="P8" loext:marker-style-name="T6"/>
      <text:p text:style-name="P33" loext:marker-style-name="T6"><text:span text:style-name="T6">Minha habilidade chave é a adaptabilidade, permitindo-me absorver novos conceitos rapidamente e aplicá-los em projetos. Acredito que a capacidade de aprender e evoluir constantemente é essencial para acompanhar as mudanças constantes no mundo do desenvolvimento web.</text:span></text:p>
      <text:p text:style-name="P20" loext:marker-style-name="T6"/>
      <text:h text:style-name="P3" text:outline-level="1" loext:marker-style-name="T12"><text:span text:style-name="T12">FORMAÇÃO</text:span><text:span text:style-name="T12"/></text:h>
      <text:p text:style-name="P23" loext:marker-style-name="T5"/>
      <text:list text:style-name="WWNum6">
        <text:list-item>
          <text:p text:style-name="P5" loext:marker-style-name="T4"><text:span text:style-name="T4">Curso livre – Engenheiro Front-End – EBAC – 05/2023</text:span><text:span text:style-name="T4"/></text:p>
        </text:list-item>
        <text:list-item>
          <text:p text:style-name="P5" loext:marker-style-name="T4"><text:span text:style-name="T4">Bacharelado – Sistemas de Informação – Faculdade Descomplica – 07/2022 – 07/2026</text:span><text:span text:style-name="T4"/></text:p>
        </text:list-item>
        <text:list-item>
          <text:p text:style-name="P5" loext:marker-style-name="T4"><text:span text:style-name="T4">Pós-graduação – Direito Ambiental – UCAM – 03/2019 – 11/2020</text:span><text:span text:style-name="T4"/></text:p>
        </text:list-item>
        <text:list-item>
          <text:p text:style-name="P5" loext:marker-style-name="T4"><text:span text:style-name="T4">Bacharelado – Direito – UCAM – 02/2011- 07/2018</text:span><text:span text:style-name="T4"/></text:p>
        </text:list-item>
      </text:list>
      <text:p text:style-name="P20" loext:marker-style-name="T6"/>
      <text:h text:style-name="P3" text:outline-level="1" loext:marker-style-name="T12"><text:span text:style-name="T12">HISTÓRICO PROFISSIONAL</text:span><text:span text:style-name="T12"/></text:h>
      <text:p text:style-name="P12" loext:marker-style-name="T2"/>
      <text:p text:style-name="P34" loext:marker-style-name="T2"><text:span text:style-name="T2">Tribunal de justiça do Estado do Rio de Janeiro <text:tab/><text:tab/><text:tab/><text:tab/><text:tab/><text:tab/><text:tab/>2/2015 – 2/2017</text:span><text:span text:style-name="T2"/></text:p>
      <text:p text:style-name="P39" loext:marker-style-name="T13"/>
      <text:p text:style-name="P35" loext:marker-style-name="T14"><text:span text:style-name="T14">Estagiário</text:span><text:span text:style-name="T14"/></text:p>
      <text:p text:style-name="P12" loext:marker-style-name="T2"/>
      <text:p text:style-name="P34" loext:marker-style-name="T2"><text:span text:style-name="T2">Rocha, Calderon e Advogados Associados<text:tab/><text:tab/><text:tab/><text:tab/><text:tab/><text:tab/><text:tab/>3/2012 – 10/2013</text:span><text:span text:style-name="T2"/></text:p>
      <text:p text:style-name="P39" loext:marker-style-name="T13"/>
      <text:p text:style-name="P35" loext:marker-style-name="T16"><text:span text:style-name="T14">Estagiário</text:span><text:span text:style-name="T16"/></text:p>
      <text:p text:style-name="P20" loext:marker-style-name="T6"/>
      <text:p text:style-name="P34" loext:marker-style-name="T2"><text:span text:style-name="T2">Tribunal de justiça do Estado do Rio de Janeiro <text:tab/><text:tab/><text:tab/><text:tab/><text:tab/><text:tab/><text:tab/>2/2011 – 3/2012</text:span><text:span text:style-name="T2"/></text:p>
      <text:p text:style-name="P39" loext:marker-style-name="T13"/>
      <text:p text:style-name="P35" loext:marker-style-name="T14"><text:span text:style-name="T14">Estagiário</text:span><text:span text:style-name="T14"/></text:p>
      <text:p text:style-name="P40" loext:marker-style-name="T14"/>
      <text:p text:style-name="P35" loext:marker-style-name="T14"><text:span text:style-name="T14">Soft Skills relacionadas à experiência profissional:</text:span><text:span text:style-name="T14"/></text:p>
      <text:p text:style-name="P20" loext:marker-style-name="T6"/>
      <text:p text:style-name="P36" loext:marker-style-name="T6"><text:span text:style-name="T14">Comunicação:</text:span><text:span text:style-name="T6"> Demonstrei minhas habilidades de comunicação através de atividades como o atendimento direto às partes e advogados, a elaboração de petições, a condução de sessões de conciliação e a facilitação do diálogo entre as partes.</text:span></text:p>
      <text:p text:style-name="P36" loext:marker-style-name="T6"><text:span text:style-name="T6"/></text:p>
      <text:p text:style-name="P36" loext:marker-style-name="T6"><text:span text:style-name="T15">Redação:</text:span><text:span text:style-name="T6"> Apresentei habilidades de redação ao redigir petições, defesas legais e relatórios. </text:span></text:p>
      <text:p text:style-name="P36" loext:marker-style-name="T6"><text:span text:style-name="T6"/></text:p>
      <text:p text:style-name="P36" loext:marker-style-name="T6"><text:span text:style-name="T6"/></text:p>
      <text:p text:style-name="P36" loext:marker-style-name="T6"><text:span text:style-name="T6"/></text:p>
      <text:p text:style-name="P36" loext:marker-style-name="T6"><text:soft-page-break/><text:span text:style-name="T6"/></text:p>
      <text:p text:style-name="P36" loext:marker-style-name="T6"><text:span text:style-name="T15">Resiliência:</text:span><text:span text:style-name="T6"> Enfrentei desafios e pressões com determinação e resiliência, mantendo o foco em alcançar resultados positivos mesmo diante de obstáculos. Isso inclui lidar com prazos apertados, demandas de múltiplos clientes e situações adversas no ambiente de trabalho. </text:span></text:p>
      <text:p text:style-name="P21" loext:marker-style-name="T6"/>
      <text:p text:style-name="P36" loext:marker-style-name="T6"><text:span text:style-name="T14">Trabalho em equipe:</text:span><text:span text:style-name="T6"> Minha atuação como estagiário em diferentes ambientes jurídicos mostrou minha capacidade de colaborar com colegas, advogados e partes interessadas para alcançar objetivos compartilhados.</text:span></text:p>
      <text:p text:style-name="P21" loext:marker-style-name="T6"/>
      <text:p text:style-name="P36" loext:marker-style-name="T6"><text:span text:style-name="T14">Resolução de problemas:</text:span><text:span text:style-name="T6"> Desenvolvi minhas habilidades para analisar problemas complexos e encontrar soluções adequadas por meio da elaboração de defesas, análise de jurisprudências e atuação como conciliador.</text:span></text:p>
      <text:p text:style-name="P21" loext:marker-style-name="T6"/>
      <text:p text:style-name="P36" loext:marker-style-name="T6"><text:span text:style-name="T14">Adaptabilidade:</text:span><text:span text:style-name="T6"> Minha experiência em trabalhar em diferentes empresas e ambientes, incluindo um tribunal e um escritório de advocacia, evidencia minha capacidade de me adaptar a contextos e abordagens de trabalho diversos.</text:span></text:p>
      <text:p text:style-name="P21" loext:marker-style-name="T6"/>
      <text:p text:style-name="P36" loext:marker-style-name="T6"><text:span text:style-name="T14">Organização:</text:span><text:span text:style-name="T6"> Desempenhei tarefas como distribuição de processos, autuação de processos, citação por AR e juntada de documentos, o que exigiu de mim uma organização e gestão eficaz de informações.</text:span></text:p>
      <text:p text:style-name="P21" loext:marker-style-name="T6"/>
      <text:p text:style-name="P36" loext:marker-style-name="T6"><text:span text:style-name="T14">Gestão do tempo:</text:span><text:span text:style-name="T6"> Lidar com múltiplas atividades, como a consulta ao andamento de processos, elaboração de petições, acordos extrajudiciais e estudos acadêmicos, revela minha habilidade em gerenciar meu tempo de forma eficiente.</text:span></text:p>
      <text:p text:style-name="P21" loext:marker-style-name="T6"/>
      <text:p text:style-name="P36" loext:marker-style-name="T6"><text:span text:style-name="T14">Empatia: </text:span><text:span text:style-name="T6">Minha função como conciliador e condutor de sessões de conciliação destacou minha capacidade de compreender as perspectivas e necessidades das partes envolvidas.</text:span></text:p>
      <text:p text:style-name="P37" loext:marker-style-name="T6"><text:span text:style-name="Internet_20_link"><text:span text:style-name="T4"/></text:span></text:p>
      <text:p text:style-name="P41" loext:marker-style-name="T17"/>
      <text:h text:style-name="P3" text:outline-level="1" loext:marker-style-name="T12"><text:span text:style-name="T12">IDIOMAS</text:span><text:span text:style-name="T12"/></text:h>
      <text:list text:style-name="WWNum21">
        <text:list-item>
          <text:p text:style-name="P6" loext:marker-style-name="T6"><text:bookmark text:name="_heading=h.30j0zll"/><text:span text:style-name="T6">Inglês – Avançado</text:span></text:p>
        </text:list-item>
        <text:list-item>
          <text:p text:style-name="P9" loext:marker-style-name="T6"><text:span text:style-name="T6">Espanhol – Básico</text:span></text:p>
        </text:list-item>
        <text:list-item>
          <text:p text:style-name="P9" loext:marker-style-name="T6"><text:span text:style-name="T6">Francês - Básico</text:span></text:p>
        </text:list-item>
      </text:list>
      <text:p text:style-name="P22" loext:marker-style-name="T6"/>
      <text:h text:style-name="P3" text:outline-level="1" loext:marker-style-name="T12"><text:span text:style-name="T12">COMPETÊNCIAS</text:span><text:span text:style-name="T12"/></text:h>
      <text:p text:style-name="P25" loext:marker-style-name="T4"/>
      <text:p text:style-name="P25" loext:marker-style-name="T4"><text:tab/><text:span text:style-name="T18">Aplicativos de </text:span><text:span text:style-name="T19">produtividade:</text:span></text:p>
      <text:list text:style-name="L1">
        <text:list-item>
          <text:p text:style-name="P27">Microsoft Office, principalmente Word, Excel e Power Point.</text:p>
        </text:list-item>
        <text:list-item>
          <text:p text:style-name="P27">LibreOffice, principalmente Writer, Calc e Impress.</text:p>
        </text:list-item>
      </text:list>
      <text:p text:style-name="P25" loext:marker-style-name="T4"/>
      <text:p text:style-name="P26" loext:marker-style-name="T4"><text:tab/>Conhecimentos de Software: </text:p>
      <text:p text:style-name="P26" loext:marker-style-name="T4"/>
      <text:list text:style-name="L2">
        <text:list-item>
          <text:p text:style-name="P38" loext:marker-style-name="T4"><text:span text:style-name="T4">Visual Studio Code: Um ambiente de desenvolvimento integrado (IDE) amplamente usado para escrever códigos. . </text:span></text:p>
        </text:list-item>
      </text:list>
      <text:p text:style-name="P26" loext:marker-style-name="T4"/>
      <text:p text:style-name="P26" loext:marker-style-name="T4"><text:tab/>Desenvolvimento Front-End: Criação de interfaces atraentes e responsivas; Conhecimento de tecnologias <text:span text:style-name="T18">F</text:span>ront-<text:span text:style-name="T18">E</text:span>nd, como HTML5, CSS3 e JavaScript; <text:span text:style-name="T21">Frameworks como Angular, React, Vue.js.</text:span></text:p>
      <text:p text:style-name="P26" loext:marker-style-name="T4"/>
      <text:p text:style-name="P26" loext:marker-style-name="T4"><text:tab/>Habilidade em aplicar princípios de design responsivo para garantir a compatibilidade com diversas telas.</text:p>
      <text:p text:style-name="P26" loext:marker-style-name="T4"/>
      <text:p text:style-name="P26" loext:marker-style-name="T4"><text:tab/>Controle de Versão e Colaboração: <text:span text:style-name="T20">Conhecimento</text:span> no uso de ferramentas de controle de versão, como Git <text:span text:style-name="T19">e Github</text:span>, para gerenciar colaboração em projetos de desenvolvimento. Capacidade de trabalhar efetivamente em equipe, colaborando com colegas de desenvolvimento e outros profissiona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Impact" svg:font-family="Impact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pt" fo:country="BR" style:letter-kerning="false" style:font-name-asian="Arial1" style:font-size-asian="10pt" style:language-asian="pt" style:country-asian="BR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16pt" style:font-size-asian="16pt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Texto_20_de_20_comentário_20_Char"/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ítulo_20_7_20_Char" style:display-name="Título 7 Char" style:family="text" style:parent-style-name="Default_20_Paragraph_20_Font_20__28_WW_29_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white-space-pre" style:family="text" style:parent-style-name="Default_20_Paragraph_20_Font_20__28_WW_29_"/>
    <style:style style:name="c-mrkdwn_5f__5f_tab" style:display-name="c-mrkdwn__tab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_20__28_WW_29_" loext:linked-style-name="annotation_20_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8pt" style:font-size-asian="8pt" style:font-size-complex="8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Tahoma" style:font-style-name="Normal" style:font-family-generic="swiss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2.75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1.482cm" fo:margin-left="3.38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25cm" fo:margin-bottom="0.501cm" fo:margin-left="1.501cm" fo:margin-right="1.501cm" style:writing-mode="lr-tb" style:layout-grid-color="#c0c0c0" style:layout-grid-lines="28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ula Vitoria Galesi Abdala Boarin</meta:initial-creator>
    <meta:editing-cycles>6</meta:editing-cycles>
    <meta:print-date>2024-03-14T15:25:42.003000000</meta:print-date>
    <meta:creation-date>2023-08-23T17:16:00</meta:creation-date>
    <dc:date>2024-05-03T12:11:52.877000000</dc:date>
    <meta:editing-duration>PT42M3S</meta:editing-duration>
    <meta:generator>LibreOffice/24.2.0.3$Windows_X86_64 LibreOffice_project/da48488a73ddd66ea24cf16bbc4f7b9c08e9bea1</meta:generator>
    <meta:printed-by>Arquivos PDF</meta:printed-by>
    <meta:document-statistic meta:table-count="1" meta:image-count="0" meta:object-count="0" meta:page-count="2" meta:paragraph-count="54" meta:word-count="674" meta:character-count="4945" meta:non-whitespace-character-count="4288"/>
    <meta:user-defined meta:name="AppVersion">12.0000</meta:user-defined>
    <meta:template xlink:type="simple" xlink:actuate="onRequest" xlink:title="Normal" xlink:href=""/>
  </office:meta>
</office:document-meta>
</file>